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4f2" officeooo:paragraph-rsid="001084f2"/>
    </style:style>
    <style:style style:name="P2" style:family="paragraph" style:parent-style-name="Standard">
      <style:paragraph-properties fo:text-align="start" style:justify-single-word="false"/>
      <style:text-properties officeooo:rsid="001084f2" officeooo:paragraph-rsid="001084f2"/>
    </style:style>
    <style:style style:name="P3" style:family="paragraph" style:parent-style-name="Standard">
      <style:paragraph-properties fo:text-align="start" style:justify-single-word="false"/>
      <style:text-properties officeooo:rsid="001084f2" officeooo:paragraph-rsid="0010cabf"/>
    </style:style>
    <style:style style:name="P4" style:family="paragraph" style:parent-style-name="Standard">
      <style:text-properties officeooo:rsid="001084f2" officeooo:paragraph-rsid="0010cabf"/>
    </style:style>
    <style:style style:name="P5" style:family="paragraph" style:parent-style-name="Standard">
      <style:text-properties fo:font-style="italic" officeooo:rsid="001084f2" officeooo:paragraph-rsid="001084f2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1084f2" officeooo:paragraph-rsid="001084f2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084f2" officeooo:paragraph-rsid="0010cabf" style:font-style-asian="italic" style:font-style-complex="italic"/>
    </style:style>
    <style:style style:name="P8" style:family="paragraph" style:parent-style-name="Standard">
      <style:text-properties fo:font-style="italic" officeooo:rsid="001084f2" officeooo:paragraph-rsid="0010cabf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1084f2" officeooo:paragraph-rsid="0010cabf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1409f0" officeooo:paragraph-rsid="0010cabf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weight="bold" officeooo:rsid="001084f2" officeooo:paragraph-rsid="001084f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084f2" officeooo:paragraph-rsid="001084f2" style:font-weight-asian="bold" style:font-weight-complex="bold"/>
    </style:style>
    <style:style style:name="P13" style:family="paragraph" style:parent-style-name="Standard">
      <style:text-properties fo:font-weight="bold" officeooo:rsid="001084f2" officeooo:paragraph-rsid="0010cabf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0cabf" officeooo:paragraph-rsid="0010cabf" style:font-weight-asian="bold" style:font-weight-complex="bold"/>
    </style:style>
    <style:style style:name="P15" style:family="paragraph" style:parent-style-name="Standard">
      <style:text-properties fo:font-weight="bold" officeooo:rsid="0010cabf" officeooo:paragraph-rsid="0010cab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0cabf" officeooo:paragraph-rsid="0010cabf" style:font-weight-asian="bold" style:font-weight-complex="bold"/>
    </style:style>
    <style:style style:name="P17" style:family="paragraph" style:parent-style-name="Standard">
      <style:text-properties officeooo:rsid="0010cabf" officeooo:paragraph-rsid="0010cabf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084f2" officeooo:paragraph-rsid="0010cabf" style:font-weight-asian="normal" style:font-weight-complex="normal"/>
    </style:style>
    <style:style style:name="P19" style:family="paragraph" style:parent-style-name="Standard">
      <style:text-properties officeooo:rsid="0011c592" officeooo:paragraph-rsid="0011c592"/>
    </style:style>
    <style:style style:name="T1" style:family="text">
      <style:text-properties officeooo:rsid="0010cabf"/>
    </style:style>
    <style:style style:name="T2" style:family="text">
      <style:text-properties officeooo:rsid="00156c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:</text:p>
      <text:p text:style-name="P1"/>
      <text:p text:style-name="P12">GET methods</text:p>
      <text:p text:style-name="P1"/>
      <text:p text:style-name="P1">/api/towns – all available towns</text:p>
      <text:p text:style-name="P1"/>
      <text:p text:style-name="P1">/api/town/{townId} – town data </text:p>
      <text:p text:style-name="P1"/>
      <text:p text:style-name="P1"/>
      <text:p text:style-name="P1">/api/countries – all available countries</text:p>
      <text:p text:style-name="P1"/>
      <text:p text:style-name="P1">/api/country/{country code} – country data</text:p>
      <text:p text:style-name="P1"/>
      <text:p text:style-name="P1"/>
      <text:p text:style-name="P1">/api/weathers – all saved weathers</text:p>
      <text:p text:style-name="P1"/>
      <text:p text:style-name="P1">/api/weather/{weatherId}</text:p>
      <text:p text:style-name="P1"/>
      <text:p text:style-name="P1"/>
      <text:p text:style-name="P12">POST method<text:span text:style-name="T1">s</text:span></text:p>
      <text:p text:style-name="P1"/>
      <text:p text:style-name="P11">/api/town</text:p>
      <text:p text:style-name="P2">request body:</text:p>
      <text:p text:style-name="P6">{</text:p>
      <text:p text:style-name="P6"><text:s text:c="8"/>"name": "Prague",</text:p>
      <text:p text:style-name="P6"><text:s text:c="8"/>"country": {</text:p>
      <text:p text:style-name="P6"><text:s text:c="12"/>"title": "Czech Republic",</text:p>
      <text:p text:style-name="P6"><text:s text:c="12"/>"code": "cz"</text:p>
      <text:p text:style-name="P6"><text:s text:c="8"/>}</text:p>
      <text:p text:style-name="P6">}</text:p>
      <text:p text:style-name="P1"/>
      <text:p text:style-name="P11">/api/country</text:p>
      <text:p text:style-name="P1">request body:</text:p>
      <text:p text:style-name="P17">{ "title": "Germany",</text:p>
      <text:p text:style-name="P17"><text:s text:c="3"/>"code": "de"</text:p>
      <text:p text:style-name="P17">}</text:p>
      <text:p text:style-name="P1"/>
      <text:p text:style-name="P1"/>
      <text:p text:style-name="P11">/api/weather</text:p>
      <text:p text:style-name="P1">request body:</text:p>
      <text:p text:style-name="P5">{</text:p>
      <text:p text:style-name="P5"><text:s text:c="8"/>"townId": 91,</text:p>
      <text:p text:style-name="P5"><text:s text:c="8"/>"temp": 55,</text:p>
      <text:p text:style-name="P5"><text:s text:c="8"/>"pressure": 1108,</text:p>
      <text:p text:style-name="P5"><text:s text:c="8"/>"humidity": 75,</text:p>
      <text:p text:style-name="P5"><text:s text:c="8"/>"windSpeed": 15.5,</text:p>
      <text:p text:style-name="P5"><text:s text:c="8"/>"windDegree": 125.6,</text:p>
      <text:p text:style-name="P5"><text:s text:c="8"/>"time": "2019-04-22T22:20:00.406+02:00[Europe/Prague]"</text:p>
      <text:p text:style-name="P5"><text:s/>}</text:p>
      <text:p text:style-name="P1"/>
      <text:p text:style-name="P1"/>
      <text:p text:style-name="P1"/>
      <text:p text:style-name="P14"><text:soft-page-break/>DELETE methods</text:p>
      <text:p text:style-name="P14"/>
      <text:p text:style-name="P15">Delete town</text:p>
      <text:p text:style-name="P4">/api/town/{townId} – town data </text:p>
      <text:p text:style-name="P4"/>
      <text:p text:style-name="P15">Delete country</text:p>
      <text:p text:style-name="P4">/api/country/{country code} – country data</text:p>
      <text:p text:style-name="P4"/>
      <text:p text:style-name="P15">Delete weather</text:p>
      <text:p text:style-name="P18">/api/weather/{weatherId}</text:p>
      <text:p text:style-name="P18"/>
      <text:p text:style-name="P14">PUT methods</text:p>
      <text:p text:style-name="P16">Change town</text:p>
      <text:p text:style-name="P13">/api/town</text:p>
      <text:p text:style-name="P3">request body:</text:p>
      <text:p text:style-name="P7">{</text:p>
      <text:p text:style-name="P7"><text:s text:c="8"/>"name": "Prague",</text:p>
      <text:p text:style-name="P7"><text:s text:c="8"/>"country": {</text:p>
      <text:p text:style-name="P7"><text:s text:c="12"/>"title": "Czech Republic",</text:p>
      <text:p text:style-name="P7"><text:s text:c="12"/>"code": "cz"</text:p>
      <text:p text:style-name="P7"><text:s text:c="8"/>}</text:p>
      <text:p text:style-name="P7">}</text:p>
      <text:p text:style-name="P4"/>
      <text:p text:style-name="P15">Change country</text:p>
      <text:p text:style-name="P13">/api/country </text:p>
      <text:p text:style-name="P4">request body:</text:p>
      <text:p text:style-name="P17">{ "title": "Germany",</text:p>
      <text:p text:style-name="P17"><text:s text:c="3"/>"code": "de"</text:p>
      <text:p text:style-name="P17">}</text:p>
      <text:p text:style-name="P19">Check if you<text:span text:style-name="T2">r</text:span> country data are mentioned on <text:a xlink:type="simple" xlink:href="https://github.com/TakahikoKawasaki/nv-i18n/blob/master/src/main/java/com/neovisionaries/i18n/CountryCode.java" text:style-name="Internet_20_link" text:visited-style-name="Visited_20_Internet_20_Link">https://github.com/TakahikoKawasaki/nv-i18n/blob/master/src/main/java/com/neovisionaries/i18n/CountryCode.java</text:a></text:p>
      <text:p text:style-name="P17"/>
      <text:p text:style-name="P4"/>
      <text:p text:style-name="P15">Change weather</text:p>
      <text:p text:style-name="P13">/api/weather</text:p>
      <text:p text:style-name="P4">request body:</text:p>
      <text:p text:style-name="P8">{</text:p>
      <text:p text:style-name="P8"><text:s text:c="8"/>"townId": 1,</text:p>
      <text:p text:style-name="P8"><text:s text:c="8"/>"temp": 55,</text:p>
      <text:p text:style-name="P8"><text:s text:c="8"/>"pressure": 1108,</text:p>
      <text:p text:style-name="P8"><text:s text:c="8"/>"humidity": 75,</text:p>
      <text:p text:style-name="P8"><text:s text:c="8"/>"windSpeed": 15.5,</text:p>
      <text:p text:style-name="P8"><text:s text:c="8"/>"windDegree": 125.6,</text:p>
      <text:p text:style-name="P8"><text:s text:c="8"/>"time": "2019-04-22T22:20:00.406+02:00[Europe/Prague]"</text:p>
      <text:p text:style-name="P9"><text:s/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0:00:47.281759438</meta:creation-date>
    <dc:date>2019-04-25T21:57:13.029407172</dc:date>
    <meta:editing-duration>PT4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71" meta:word-count="144" meta:character-count="1452" meta:non-whitespace-character-count="1153"/>
  </office:meta>
</office:document-meta>
</file>